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44e3" officeooo:paragraph-rsid="000a44e3"/>
    </style:style>
    <style:style style:name="P2" style:family="paragraph" style:parent-style-name="Standard">
      <style:text-properties officeooo:rsid="000a44e3" officeooo:paragraph-rsid="000a69bb"/>
    </style:style>
    <style:style style:name="P3" style:family="paragraph" style:parent-style-name="Standard">
      <style:text-properties officeooo:rsid="000a44e3" officeooo:paragraph-rsid="000be351"/>
    </style:style>
    <style:style style:name="P4" style:family="paragraph" style:parent-style-name="Standard">
      <style:text-properties officeooo:rsid="000a44e3" officeooo:paragraph-rsid="000dae3f"/>
    </style:style>
    <style:style style:name="P5" style:family="paragraph" style:parent-style-name="Standard">
      <style:text-properties officeooo:rsid="000a69bb" officeooo:paragraph-rsid="000a69bb"/>
    </style:style>
    <style:style style:name="P6" style:family="paragraph" style:parent-style-name="Standard">
      <style:text-properties officeooo:rsid="000be351" officeooo:paragraph-rsid="000be351"/>
    </style:style>
    <style:style style:name="P7" style:family="paragraph" style:parent-style-name="Standard">
      <style:text-properties officeooo:rsid="000be351" officeooo:paragraph-rsid="000c90c9"/>
    </style:style>
    <style:style style:name="P8" style:family="paragraph" style:parent-style-name="Standard">
      <style:text-properties officeooo:rsid="000c90c9" officeooo:paragraph-rsid="000c90c9"/>
    </style:style>
    <style:style style:name="P9" style:family="paragraph" style:parent-style-name="Standard">
      <style:text-properties officeooo:rsid="000dae3f" officeooo:paragraph-rsid="000dae3f"/>
    </style:style>
    <style:style style:name="P10" style:family="paragraph" style:parent-style-name="Standard">
      <style:text-properties officeooo:rsid="000dae3f" officeooo:paragraph-rsid="000fa7f1"/>
    </style:style>
    <style:style style:name="P11" style:family="paragraph" style:parent-style-name="Standard">
      <style:text-properties officeooo:rsid="000fa7f1" officeooo:paragraph-rsid="000fa7f1"/>
    </style:style>
    <style:style style:name="T1" style:family="text">
      <style:text-properties officeooo:rsid="000a44e3"/>
    </style:style>
    <style:style style:name="T2" style:family="text">
      <style:text-properties officeooo:rsid="000a69bb"/>
    </style:style>
    <style:style style:name="T3" style:family="text">
      <style:text-properties officeooo:rsid="000be351"/>
    </style:style>
    <style:style style:name="T4" style:family="text">
      <style:text-properties officeooo:rsid="000c90c9"/>
    </style:style>
    <style:style style:name="T5" style:family="text">
      <style:text-properties officeooo:rsid="000dae3f"/>
    </style:style>
    <style:style style:name="T6" style:family="text">
      <style:text-properties officeooo:rsid="000fa7f1"/>
    </style:style>
    <style:style style:name="T7" style:family="text">
      <style:text-properties officeooo:rsid="001382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Chen</text:p>
      <text:p text:style-name="P1">N10013388</text:p>
      <text:p text:style-name="P1">sc4900</text:p>
      <text:p text:style-name="P1">HW 7</text:p>
      <text:p text:style-name="P1"/>
      <text:p text:style-name="P1">1)</text:p>
      <text:p text:style-name="P4"><text:tab/><text:span text:style-name="T5">• draw pictures showing how the links change (or don’t change) for programming questions </text:span></text:p>
      <text:p text:style-name="P9"><text:tab/>• provide the pseudo code for the methods</text:p>
      <text:p text:style-name="P9"/>
      <text:p text:style-name="P9"><text:tab/>Initial List - &gt; <text:s/>where h is header, n is nullptr</text:p>
      <text:p text:style-name="P9"><text:tab/><text:tab/><text:span text:style-name="T3">|</text:span>h<text:span text:style-name="T3"> | <text:s/>→</text:span> |1| → |2| → |3|<text:span text:style-name="T3"> → n </text:span></text:p>
      <text:p text:style-name="P4"><text:tab/><text:span text:style-name="T5">(a) The copy constructor, List( const List &amp; rhs ). This method must take O(n) time. </text:span></text:p>
      <text:p text:style-name="P9"/>
      <text:p text:style-name="P9"><text:tab/><text:tab/><text:span text:style-name="T3">|</text:span>h<text:span text:style-name="T3"> | <text:s/>→</text:span> |1| → |2| → |3|<text:span text:style-name="T3"> → n </text:span></text:p>
      <text:p text:style-name="P9"><text:tab/><text:tab/></text:p>
      <text:p text:style-name="P9"><text:tab/><text:tab/>Go through the list, copying the values into the list on the left side.</text:p>
      <text:p text:style-name="P9"><text:tab/><text:tab/></text:p>
      <text:p text:style-name="P9"><text:tab/>(b) The destructor, ∼List( ). This method must take O(n) time. </text:p>
      <text:p text:style-name="P9"/>
      <text:p text:style-name="P9"><text:tab/><text:tab/><text:span text:style-name="T3">|</text:span>h<text:span text:style-name="T3"> | <text:s/>→</text:span>n</text:p>
      <text:p text:style-name="P9"/>
      <text:p text:style-name="P9"><text:tab/><text:tab/>Go through the list, and use the delete function to delete the node from the heap<text:tab/><text:tab/></text:p>
      <text:p text:style-name="P9"/>
      <text:p text:style-name="P9"><text:tab/>(c) The method front( ). It performs as stated in </text:p>
      <text:p text:style-name="P9"><text:tab/>www.cplusplus.com/reference/forward_list/forward_list/front/ This method must take O(1) time. </text:p>
      <text:p text:style-name="P10"><text:tab/> <text:s text:c="5"/><text:span text:style-name="T3">|</text:span>h<text:span text:style-name="T3"> | <text:s/>→</text:span> |1| → |2| → |3|<text:span text:style-name="T3"> → n </text:span></text:p>
      <text:p text:style-name="P10"/>
      <text:p text:style-name="P10"><text:tab/> <text:s text:c="4"/><text:span text:style-name="T6">Just return a reference to the node after the header, in this case the node that contains value 1.</text:span></text:p>
      <text:p text:style-name="P10"/>
      <text:p text:style-name="P9"><text:tab/>(d) The method merge( List &amp; alist). It performs as stated in </text:p>
      <text:p text:style-name="P9"><text:tab/><text:a xlink:type="simple" xlink:href="http://www.cplusplus.com/reference/forward_list/forward_list/merge/">www.cplusplus.com/reference/forward_list/forward_list/merge/</text:a> </text:p>
      <text:p text:style-name="P10"><text:tab/><text:tab/><text:span text:style-name="T6">alist = |</text:span>h<text:span text:style-name="T3"> | <text:s/>→</text:span> |1| → |<text:span text:style-name="T6">4</text:span>| → |<text:span text:style-name="T6">6</text:span>|<text:span text:style-name="T3"> → n </text:span></text:p>
      <text:p text:style-name="P10"/>
      <text:p text:style-name="P10"><text:tab/><text:tab/><text:span text:style-name="T6">list becomes:</text:span></text:p>
      <text:p text:style-name="P10"><text:tab/><text:tab/><text:span text:style-name="T3">|</text:span>h<text:span text:style-name="T3"> | <text:s/>→</text:span> |1| → <text:span text:style-name="T6">|1| → </text:span>|2| → |3|<text:span text:style-name="T3"> → |4| → |6| → n </text:span></text:p>
      <text:p text:style-name="P10"/>
      <text:p text:style-name="P10"><text:tab/><text:tab/><text:span text:style-name="T6">Go through both lists, checking which one is lower than the other one and putting that <text:tab/>one into the first list. If it's not lower, go to the next item in the list unitl it is. If it reaches a <text:tab/>nullptr, then insert the entire list.</text:span></text:p>
      <text:p text:style-name="P9"><text:tab/></text:p>
      <text:p text:style-name="P9"><text:tab/>(e) The method remove adjacent duplicates( ). The method removes any element if it is adjacent <text:tab/>to a node containing the same item 2 . Thus if the list contained a, a, a, b, b, c, c, c, c afterwards <text:tab/>it would contain a, b, c. If the list contains a, b, a, b, a then afterwards it contains a, b, a, b, a <text:tab/>(i.e. no change, since no items adjacent to each other were the same). </text:p>
      <text:p text:style-name="P9"><text:tab/><text:tab/><text:span text:style-name="T6">list is:</text:span></text:p>
      <text:p text:style-name="P10"><text:tab/><text:tab/><text:span text:style-name="T3">|</text:span>h<text:span text:style-name="T3"> | <text:s/>→</text:span> |1| → <text:span text:style-name="T6">|1| → </text:span>|2| → |3|<text:span text:style-name="T3"> → |4| → |6| → n </text:span></text:p>
      <text:p text:style-name="P10"/>
      <text:p text:style-name="P10"><text:tab/><text:tab/></text:p>
      <text:p text:style-name="P11"><text:soft-page-break/><text:tab/><text:tab/>list becomes:</text:p>
      <text:p text:style-name="P10"><text:tab/><text:tab/><text:span text:style-name="T3">|</text:span>h<text:span text:style-name="T3"> | <text:s/>→</text:span> |1| <text:span text:style-name="T6">→ </text:span>|2| → |3|<text:span text:style-name="T3"> → |4| → |6| → n </text:span></text:p>
      <text:p text:style-name="P9"/>
      <text:p text:style-name="P9"><text:tab/><text:tab/><text:span text:style-name="T6">Check if the next node is the same if it is, remove it and repeat until it isn't the same. <text:tab/>Then move onto the next node.</text:span></text:p>
      <text:p text:style-name="P9"/>
      <text:p text:style-name="P9"><text:tab/>(f) The method remove if( Predicate pred ) that performs as stated in <text:tab/>www.cplusplus.com/reference/forward_list/forward_list/remove_if/ This method must run in <text:tab/>O(n) time. Your method should call your method erase after. </text:p>
      <text:p text:style-name="P9"/>
      <text:p text:style-name="P10"><text:tab/> <text:s text:c="8"/><text:span text:style-name="T6">list is:</text:span></text:p>
      <text:p text:style-name="P10"><text:tab/> <text:s text:c="8"/><text:span text:style-name="T3">|</text:span>h<text:span text:style-name="T3"> | <text:s/>→</text:span> |1| <text:span text:style-name="T6">→ </text:span>|2| → |3|<text:span text:style-name="T3"> → |4| → |6| → n </text:span></text:p>
      <text:p text:style-name="P10"><text:tab/><text:tab/></text:p>
      <text:p text:style-name="P10"><text:tab/> <text:s text:c="8"/><text:span text:style-name="T6">pred: is greater than 2</text:span></text:p>
      <text:p text:style-name="P10"/>
      <text:p text:style-name="P10"><text:tab/> <text:s text:c="8"/><text:span text:style-name="T6">list becomes:</text:span></text:p>
      <text:p text:style-name="P10"><text:tab/> <text:s text:c="7"/><text:span text:style-name="T3">|</text:span>h<text:span text:style-name="T3"> | <text:s/>→</text:span> |1| <text:span text:style-name="T6">→ </text:span>|2| <text:span text:style-name="T3">→ n </text:span></text:p>
      <text:p text:style-name="P10"><text:tab/></text:p>
      <text:p text:style-name="P10"><text:tab/> <text:s text:c="7"/><text:span text:style-name="T6">It checks if the pred is true, if it is then remove the node and continue through the list <text:tab/>checking each node with the pred.</text:span></text:p>
      <text:p text:style-name="P1"/>
      <text:p text:style-name="P1">2)</text:p>
      <text:p text:style-name="P1"><text:tab/>f represents location of <text:span text:style-name="T2">int first</text:span></text:p>
      <text:p text:style-name="P1"><text:tab/></text:p>
      <text:p text:style-name="P1"><text:tab/>Stack&lt;char&gt; s; <text:s text:c="2"/><text:span text:style-name="T2">f</text:span>[ <text:s text:c="2"/>| <text:s text:c="2"/>| <text:s text:c="2"/>| <text:s text:c="2"/>]</text:p>
      <text:p text:style-name="P1"><text:tab/>s.push('a') :<text:tab/> <text:s text:c="2"/>[ <text:span text:style-name="T2">f</text:span>a | <text:s text:c="2"/>| <text:s text:c="2"/>| <text:s text:c="2"/>]</text:p>
      <text:p text:style-name="P1"><text:tab/>s.push('b') :<text:tab/> <text:s text:c="2"/>[ a | <text:span text:style-name="T2">f</text:span>b | <text:s/>| <text:s text:c="2"/>]</text:p>
      <text:p text:style-name="P1"><text:tab/>s.push('d') :<text:tab/> <text:s text:c="2"/>[ a | b | <text:s/><text:span text:style-name="T2">f</text:span>d <text:s/>| <text:s text:c="2"/>]</text:p>
      <text:p text:style-name="P1"><text:tab/>s.pop() <text:s text:c="14"/>[ a | <text:span text:style-name="T2">f</text:span>b <text:s/>| <text:s text:c="5"/>| <text:s text:c="2"/>]</text:p>
      <text:p text:style-name="P1"><text:tab/>s.push('c') :<text:tab/> <text:s text:c="2"/>[ a | b | <text:s/><text:span text:style-name="T2">f</text:span>c <text:s/>| <text:s text:c="2"/>]</text:p>
      <text:p text:style-name="P2"><text:tab/>s.<text:span text:style-name="T2">pop()</text:span> :<text:tab/> <text:s text:c="2"/>[ a | <text:span text:style-name="T2">f</text:span>b | <text:s text:c="3"/>| <text:s text:c="2"/>]</text:p>
      <text:p text:style-name="P2"><text:tab/>s.<text:span text:style-name="T2">pop</text:span>() :<text:tab/> <text:s text:c="2"/>[ <text:span text:style-name="T2">f</text:span>a | <text:s/>| <text:s text:c="3"/>| <text:s text:c="2"/>]</text:p>
      <text:p text:style-name="P2"/>
      <text:p text:style-name="P5">3)</text:p>
      <text:p text:style-name="P5"><text:tab/> n represents nullptr</text:p>
      <text:p text:style-name="P5"/>
      <text:p text:style-name="P2"><text:tab/>Stack&lt;char&gt; s; <text:s/><text:span text:style-name="T3">n</text:span></text:p>
      <text:p text:style-name="P2"><text:tab/>s.push('a') :<text:tab/> <text:s text:c="2"/><text:span text:style-name="T3">|</text:span>a | →<text:span text:style-name="T3"> n</text:span> </text:p>
      <text:p text:style-name="P3"><text:tab/>s.push('b') :<text:tab/> <text:s text:c="2"/><text:span text:style-name="T3">|b| → |</text:span>a | →<text:span text:style-name="T3"> n</text:span></text:p>
      <text:p text:style-name="P3"><text:tab/>s.push('d') :<text:tab/> <text:s text:c="2"/><text:span text:style-name="T3">|d| → |b| → |</text:span>a | →<text:span text:style-name="T3"> n</text:span></text:p>
      <text:p text:style-name="P3"><text:tab/>s.pop() <text:s text:c="14"/><text:span text:style-name="T3">|b| → |</text:span>a | →<text:span text:style-name="T3"> n</text:span></text:p>
      <text:p text:style-name="P3"><text:tab/>s.push('c') :<text:tab/> <text:s text:c="2"/><text:span text:style-name="T3">|c| → |b| → |</text:span>a | →<text:span text:style-name="T3"> n</text:span></text:p>
      <text:p text:style-name="P3"><text:tab/>s.<text:span text:style-name="T2">pop()</text:span> :<text:tab/> <text:s text:c="2"/><text:span text:style-name="T3">|b| → |</text:span>a | →<text:span text:style-name="T3"> n</text:span></text:p>
      <text:p text:style-name="P3"><text:tab/>s.<text:span text:style-name="T2">pop</text:span>() :<text:tab/> <text:s text:c="2"/><text:span text:style-name="T3">|</text:span>a | →<text:span text:style-name="T3"> n</text:span></text:p>
      <text:p text:style-name="P3"/>
      <text:p text:style-name="P3"/>
      <text:p text:style-name="P3"/>
      <text:p text:style-name="P3"/>
      <text:p text:style-name="P3"/>
      <text:p text:style-name="P6"><text:soft-page-break/>4)</text:p>
      <text:p text:style-name="P6"><text:tab/><text:span text:style-name="T4">n represents nullptr, h represents head, t represents tail </text:span></text:p>
      <text:p text:style-name="P6"/>
      <text:p text:style-name="P7"><text:tab/><text:span text:style-name="T4">Queue&lt;char&gt; q; <text:s text:c="2"/>h,t,n</text:span></text:p>
      <text:p text:style-name="P8"><text:tab/>q.enqueue(’a’); <text:s text:c="2"/>|<text:span text:style-name="T7">h,ta| </text:span><text:s/><text:span text:style-name="T1">→ n</text:span></text:p>
      <text:p text:style-name="P8"><text:tab/>q.enqueue(’b’); <text:s text:c="2"/>|<text:span text:style-name="T7">h a| →</text:span> |<text:span text:style-name="T7">t </text:span>b| <text:span text:style-name="T1">→ n</text:span></text:p>
      <text:p text:style-name="P8"><text:tab/>q.enqueue(’d’); <text:s/>|<text:span text:style-name="T7">h a| →</text:span> |b| <text:span text:style-name="T1">→ </text:span>|<text:span text:style-name="T7">t </text:span>d| <text:span text:style-name="T1">→n</text:span> </text:p>
      <text:p text:style-name="P8"><text:tab/>q.dequeue(); <text:s text:c="6"/>|<text:span text:style-name="T7">h </text:span>b| <text:span text:style-name="T1">→ </text:span>|<text:span text:style-name="T7">t </text:span>d| <text:span text:style-name="T1">→n</text:span> </text:p>
      <text:p text:style-name="P8"><text:tab/>q.enqueue(’c’); <text:s text:c="2"/>|<text:span text:style-name="T7">h </text:span>b| <text:span text:style-name="T1">→ </text:span>|<text:span text:style-name="T7">t </text:span>d| <text:span text:style-name="T1">→ </text:span>|c| <text:span text:style-name="T1">→n</text:span></text:p>
      <text:p text:style-name="P8"><text:tab/>q.dequeue(); <text:tab/> <text:s text:c="3"/>|<text:span text:style-name="T7">h </text:span>d| <text:span text:style-name="T1">→ </text:span>|<text:span text:style-name="T7">t </text:span>c| <text:span text:style-name="T1">→n</text:span><text:tab/> </text:p>
      <text:p text:style-name="P8"><text:tab/>q.dequeue(); <text:s text:c="6"/>|<text:span text:style-name="T7">h t </text:span>c| <text:span text:style-name="T1">→n</text:span></text:p>
      <text:p text:style-name="P8"/>
      <text:p text:style-name="P8">5)</text:p>
      <text:p text:style-name="P2"><text:tab/><text:span text:style-name="T4">f represents pter to first, b represents pter to b</text:span></text:p>
      <text:p text:style-name="P2"/>
      <text:p text:style-name="P8"><text:tab/>Queue&lt;char&gt; q; <text:s text:c="2"/><text:span text:style-name="T2">[</text:span>f<text:span text:style-name="T2"> <text:s text:c="2"/>| <text:s text:c="2"/>| <text:s text:c="2"/>| <text:s text:c="2"/></text:span>b<text:span text:style-name="T2">]</text:span></text:p>
      <text:p text:style-name="P8"><text:tab/>q.enqueue(’a’); <text:s text:c="3"/><text:span text:style-name="T2">[</text:span>f,b<text:span text:style-name="T2"> </text:span>a<text:span text:style-name="T2"> <text:s/>| <text:s text:c="2"/>| <text:s text:c="2"/>| <text:s text:c="2"/>]</text:span></text:p>
      <text:p text:style-name="P8"><text:tab/>q.enqueue(’b’); <text:s text:c="2"/><text:span text:style-name="T2">[</text:span>f<text:span text:style-name="T2"> </text:span>a<text:span text:style-name="T2"> <text:s/>| </text:span>b b<text:span text:style-name="T2"> <text:s/>| <text:s text:c="2"/>| <text:s text:c="2"/>]</text:span></text:p>
      <text:p text:style-name="P8"><text:tab/>q.enqueue(’c’); <text:s text:c="2"/><text:span text:style-name="T2">[</text:span>f<text:span text:style-name="T2"> </text:span>a<text:span text:style-name="T2"> <text:s/>| </text:span><text:s/>b<text:span text:style-name="T2"> <text:s/>|</text:span>b<text:span text:style-name="T2"> </text:span>c<text:span text:style-name="T2"> <text:s/>| <text:s text:c="2"/>]</text:span></text:p>
      <text:p text:style-name="P8"><text:tab/>q.dequeue(); <text:s text:c="6"/><text:span text:style-name="T2">[ <text:s/>|</text:span>f<text:span text:style-name="T2"> </text:span><text:s/>b<text:span text:style-name="T2"> <text:s/>|</text:span>b<text:span text:style-name="T2"> </text:span>c<text:span text:style-name="T2"> <text:s/>| <text:s text:c="2"/>]</text:span></text:p>
      <text:p text:style-name="P8"><text:tab/>q.enqueue(’d’); <text:s/><text:span text:style-name="T2">[ <text:s/>|</text:span>f<text:span text:style-name="T2"> </text:span><text:s/>b<text:span text:style-name="T2"> <text:s/>| </text:span>c<text:span text:style-name="T2"> <text:s/>|</text:span>b <text:s/>d<text:span text:style-name="T2"> ]</text:span></text:p>
      <text:p text:style-name="P8"><text:tab/>q.dequeue(); <text:s text:c="5"/><text:span text:style-name="T2">[ <text:s/>| <text:s/>|</text:span>f<text:span text:style-name="T2"> </text:span>c<text:span text:style-name="T2"> <text:s/>|</text:span>b <text:s/>d<text:span text:style-name="T2"> ]</text:span></text:p>
      <text:p text:style-name="P8"><text:tab/>q.dequeue(); <text:tab/> <text:s text:c="2"/><text:span text:style-name="T2">[ <text:s/>| <text:s/>| |</text:span>f,b <text:s/>d<text:span text:style-name="T2"> ]</text:span></text:p>
      <text:p text:style-name="P8"><text:tab/>q.enqueue(’e’); <text:s/><text:span text:style-name="T2">[</text:span>b e<text:span text:style-name="T2"> <text:s/>| <text:s/>| |</text:span>f <text:s/>d<text:span text:style-name="T2"> ]</text:span></text:p>
      <text:p text:style-name="P8"><text:tab/>q.enqueue(’f’); <text:s/><text:span text:style-name="T2">[</text:span> e<text:span text:style-name="T2"> <text:s/>|</text:span>b <text:s/>f<text:span text:style-name="T2"> <text:s/>| |</text:span>f <text:s/>d<text:span text:style-name="T2"> ]</text:span></text:p>
      <text:p text:style-name="P8"><text:tab/>q.enqueue(’g’); <text:s/><text:span text:style-name="T2">[</text:span> e<text:span text:style-name="T2"> <text:s/>|</text:span> <text:s/>f<text:span text:style-name="T2"> <text:s/>|</text:span>b g <text:span text:style-name="T2"><text:s/>|</text:span>f <text:s/>d<text:span text:style-name="T2"> ]</text:span></text:p>
      <text:p text:style-name="P8"><text:tab/>q.enqueue(’h’); <text:s text:c="2"/><text:span text:style-name="T2">[</text:span>f d<text:span text:style-name="T2"> <text:s/>|</text:span> <text:s/>e<text:span text:style-name="T2"> <text:s/>| </text:span>f<text:span text:style-name="T2"> <text:s/></text:span>| g <text:span text:style-name="T2"><text:s/></text:span>|b <text:s/>h <text:s text:c="2"/>| <text:s text:c="2"/>| <text:s text:c="3"/>| <text:s text:c="2"/><text:span text:style-name="T2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4:13:48.132578691</meta:creation-date>
    <dc:date>2016-11-05T22:18:51.445851909</dc:date>
    <meta:editing-duration>PT1H41M2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89" meta:word-count="794" meta:character-count="3950" meta:non-whitespace-character-count="2790"/>
  </office:meta>
</office:document-meta>
</file>